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 style:list-style-name="L3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style:writing-mode="lr-tb"/>
      <style:text-properties fo:hyphenate="false" loext:hyphenation-no-caps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on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Xxxxx xxxxx xxxxx xxxxx xxxx <text:s/>xxxxxx xxxxxx xxxxxxx </text:p>
              </text:list-item>
              <text:list-item>
                <text:p/>
              </text:list-item>
              <text:list-item>
                <text:p>xxxx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del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Xxxxx xxxxx xxxxx xxxxx xxxx <text:s/>xxxxxx xxxxxx xxxxxxx </text:p>
                <text:p/>
                <text:p>xxxxx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off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Xxxxx xxxxx xxxxx xxxxx xxxx <text:s/>xxxxxx xxxxxx xxxxxxx </text:p>
              </text:list-item>
              <text:list-item>
                <text:p text:style-name="P3"/>
              </text:list-item>
              <text:list-item>
                <text:p text:style-name="P3">xxxx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6T15:11:01.918000000</meta:creation-date>
    <dc:date>2022-05-26T15:12:22.917000000</dc:date>
    <meta:editing-duration>PT1M21S</meta:editing-duration>
    <meta:editing-cycles>1</meta:editing-cycles>
    <meta:generator>LibreOfficeDev/7.4.0.0.alpha1$Windows_X86_64 LibreOffice_project/37a5d60df7631cca8ce597905d09748a48ff2a86</meta:generator>
    <meta:document-statistic meta:object-count="33"/>
  </office:meta>
</office:document-meta>
</file>